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ctor" svg:font-family="Actor"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text-properties style:font-name="Open Sans" fo:font-weight="bold"/>
    </style:style>
    <style:style style:name="P3" style:family="paragraph" style:parent-style-name="Standard">
      <style:paragraph-properties fo:margin-top="0in" fo:margin-bottom="0.1965in"/>
      <style:text-properties style:font-name="Open Sans"/>
    </style:style>
    <style:style style:name="P4" style:family="paragraph" style:parent-style-name="Standard">
      <style:paragraph-properties fo:margin-top="0in" fo:margin-bottom="0.1965in"/>
      <style:text-properties style:font-name="Open San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OUTLINE</text:span>::</text:p>
      <text:p text:style-name="P1"/>
      <text:p text:style-name="P3">In my presentation, I will be attempting to answer the question: What is the Maker Movement?  It features three takes, namely:</text:p>
      <text:p text:style-name="P2">1. The Maker Movement is about turning ideas into reality. (By Joel)</text:p>
      <text:p text:style-name="P2">2. The Maker Movement is about doing something you love. (By Veera?)</text:p>
      <text:p text:style-name="P4">3. The Maker Movement is about empowering people. (By E-nable.org?)</text:p>
      <text:p text:style-name="P3">My vision is to convince the audience that there is no definite answer.  The Maker Movement instead is a combination of the paths, and goals of different individuals, in making things possible.  In doing so, I hope the audience will embark on their own individual paths of discovery.</text:p>
      <text:p text:style-name="P1"/>
      <text:p text:style-name="P1"/>
      <text:p text:style-name="P1">Good afternoon everyone! <text:s/>My name is Joel and I am pleased to share my topic which attempts to define: What exactly is the Maker Movement?</text:p>
      <text:p text:style-name="P1"/>
      <text:p text:style-name="P1">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1"/>
      <text:p text:style-name="P1">Such definitions are useful (and this brings me to my question) but – may I ask – Just exactly - What is the Maker Movement? <text:s/>What exactly defines this culture of Making?</text:p>
      <text:p text:style-name="P1"/>
      <text:p text:style-name="P1">Is it defined by collaborating with individuals, bringing the community together to solve problems?</text:p>
      <text:p text:style-name="P1"/>
      <text:p text:style-name="P1">Or is it perhaps about education – Teaching the young about electronics, design and green farming through kits such as the Arduino?</text:p>
      <text:p text:style-name="P1"/>
      <text:p text:style-name="P1">Or perhaps it it simply just a exclusive community of – tech geeks?</text:p>
      <text:p text:style-name="P1"/>
      <text:p text:style-name="P1">Or just maybe, a movement celebrating the spirit of innovation?</text:p>
      <text:p text:style-name="P1"/>
      <text:p text:style-name="P1">And so – What exactly is the Maker Movement all about?</text:p>
      <text:p text:style-name="P1"><text:soft-page-break/></text:p>
      <text:p text:style-name="P1">May I suggest three responses to the audience that tackles this question.</text:p>
      <text:p text:style-name="P1"/>
      <text:p text:style-name="P1"/>
      <text:p text:style-name="P1">And first, to answer this question, perhaps I should begin by sharing my experience with you, on the Maker journey. <text:s/></text:p>
      <text:p text:style-name="P1"/>
      <text:p text:style-name="P1">And so first up: The Maker Movement is about turning ideas into reality.</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ctor" svg:font-family="Actor"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0T14:04:00</dc:date>
    <dc:creator>joel </dc:creator>
    <meta:editing-duration>PT1H57M14S</meta:editing-duration>
    <meta:editing-cycles>56</meta:editing-cycles>
    <meta:document-statistic meta:table-count="0" meta:image-count="0" meta:object-count="0" meta:page-count="2" meta:paragraph-count="17" meta:word-count="365" meta:character-count="2185" meta:non-whitespace-character-count="1827"/>
  </office:meta>
</office:document-meta>
</file>